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5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56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officeooo:rsid="003ecb07"/>
    </style:style>
    <style:style style:name="T8" style:family="text">
      <style:text-properties officeooo:rsid="003f1b83"/>
    </style:style>
    <style:style style:name="T9" style:family="text">
      <style:text-properties fo:color="#ce181e"/>
    </style:style>
    <style:style style:name="T10" style:family="text">
      <style:text-properties officeooo:rsid="00543e01"/>
    </style:style>
    <style:style style:name="T11" style:family="text">
      <style:text-properties officeooo:rsid="00576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53">event handler – <text:span text:style-name="T2">manages the user actions</text:span></text:p>
        </text:list-item>
        <text:list-item>
          <text:p text:style-name="P54">React library – defines what a component is and how they work together</text:p>
        </text:list-item>
        <text:list-item>
          <text:p text:style-name="P54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9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7">to apply styling </text:span></text:p>
      <text:p text:style-name="P40">example 2</text:p>
      <text:p text:style-name="P33"><text:span text:style-name="T2">&lt;div style = {{b</text:span><text:span text:style-name="T8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55">Component nesting – <text:span text:style-name="T2">component within anther component</text:span></text:p>
        </text:list-item>
        <text:list-item>
          <text:p text:style-name="P55">component reuseability – <text:span text:style-name="T2">reusable code</text:span></text:p>
        </text:list-item>
        <text:list-item>
          <text:p text:style-name="P55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0">I</text:span></text:p>
      <text:p text:style-name="P36"/>
      <text:p text:style-name="P21">How to use components ?</text:p>
      <text:p text:style-name="P21">Use the tags.</text:p>
      <text:p text:style-name="P45">&lt;<text:span text:style-name="T11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56">Passing javascript variables using props</text:p>
      <text:p text:style-name="P52">const text=”hi”;</text:p>
      <text:p text:style-name="P52">&lt;comment texter={text}/&gt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6:03:31.523510645</dc:date>
    <meta:editing-duration>PT7H54M24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422" meta:character-count="2707" meta:non-whitespace-character-count="2332"/>
  </office:meta>
</office:document-meta>
</file>